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style:font-name="Times New Roman"/>
    </style:style>
    <style:style style:name="P3" style:family="paragraph" style:parent-style-name="Standard">
      <style:text-properties style:font-name="Times New Roman" fo:font-weight="bold" style:font-weight-asian="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master-page-name="Standard">
      <style:paragraph-properties style:page-number="auto"/>
    </style:style>
    <style:style style:name="P7" style:family="paragraph" style:parent-style-name="Standard">
      <style:text-properties style:font-name="Times New Roman" fo:font-size="13pt" fo:font-weight="bold" style:font-size-asian="13pt" style:font-weight-asian="bold" style:font-size-complex="13pt"/>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weight="bold" style:font-weight-asian="bold"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paragraph-properties fo:padding="0.074cm" fo:border-left="none" fo:border-right="none" fo:border-top="none" fo:border-bottom="0.002cm solid #000000" style:join-border="false"/>
      <style:text-properties style:font-name="Times New Roman" fo:font-weight="bold" style:font-weight-asian="bold" style:font-weight-complex="bold"/>
    </style:style>
    <style:style style:name="P12" style:family="paragraph" style:parent-style-name="Standard">
      <style:paragraph-properties fo:padding="0.074cm" fo:border-left="none" fo:border-right="none" fo:border-top="none" fo:border-bottom="0.002cm solid #000000" style:join-border="false"/>
      <style:text-properties fo:color="#000000"/>
    </style:style>
    <style:style style:name="T1" style:family="text">
      <style:text-properties fo:font-size="14pt" fo:font-weight="bold" style:font-size-asian="14pt" style:font-weight-asian="bold"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800000" style:font-name="Times New Roman" fo:font-size="14pt" fo:font-weight="bold" style:font-size-asian="14pt" style:font-weight-asian="bold" style:font-size-complex="14pt"/>
    </style:style>
    <style:style style:name="T7" style:family="text">
      <style:text-properties fo:color="#cc0000" style:font-name="Times New Roman" fo:font-size="14pt" style:text-underline-style="solid" style:text-underline-width="auto" style:text-underline-color="font-color" fo:font-weight="bold" style:font-size-asian="14pt" style:font-weight-asian="bold" style:font-size-complex="14pt"/>
    </style:style>
    <style:style style:name="T8" style:family="text">
      <style:text-properties style:font-name="Times New Roman" fo:font-size="14pt" fo:font-weight="bold" style:font-size-asian="14pt" style:font-weight-asian="bold" style:font-size-complex="14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fo:font-style="italic" fo:font-weight="normal" style:font-size-asian="12pt" style:font-style-asian="italic" style:font-weight-asian="normal" style:font-size-complex="12pt" style:font-weight-complex="normal"/>
    </style:style>
    <style:style style:name="T1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color="#ff0000" style:font-name="Times New Roman"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 text:c="49"/></text:span><text:span text:style-name="T8"><text:s text:c="3"/></text:span><text:span text:style-name="T7">Rapport Scénarii</text:span><text:span text:style-name="T6"> </text:span></text:p>
      <text:p text:style-name="P12"><text:span text:style-name="T8"/></text:p>
      <text:p text:style-name="Standard"><text:span text:style-name="T12">Sommaire :</text:span></text:p>
      <text:p text:style-name="P4">I – Scénario Visiteur</text:p>
      <text:p text:style-name="P4">II – Scénario Utilisateur</text:p>
      <text:p text:style-name="P4">III – Scénario Gestionnaire</text:p>
      <text:p text:style-name="P11"/>
      <text:p text:style-name="P4"/>
      <text:p text:style-name="P7">Scénario I : Visiteur </text:p>
      <text:p text:style-name="P2"><text:tab/><text:span text:style-name="T2">Monsieur X est un visiteur (= il n’est pas encore inscrit). Il lance son navigateur web et se rend sur le site</text:span><text:span text:style-name="T4"> Simfast</text:span><text:span text:style-name="T2">. Il arrive sur la page d’accueil et lit le texte de présentation, Monsieur X peut aussi lancer et visionner la vidéo de présentation disponible sur la page d’accueil. S’il souhaite utiliser les fonctionnalités de l’application, Monsieur X doit se rendre sur la page d’inscription disponible via le bouton « S’inscrire » en haut à droite. Une fois dessus, il devra entrer son : son nom d’utilisateur, son adresse email, son mot de passe et une confirmation de son mot de passe. <text:s/>Il devra ensuite remplir une vérification captcha et cliquer sur le bouton « Valider » pour confirmer son inscript</text:span><text:span text:style-name="T5">ion. Si les champs</text:span><text:span text:style-name="T2"> « mot de passe » et « confirmer mot de passe » sont différents, le système avertit que les champs sont différents. Si le nom d’utilisateur est déjà utilisé, le système avertit Monsieur X. <text:s/>Enfin, si l’inscription est validée, le système affiche un message de confirmation à Monsieur X. Il est désormais un Utilisateur Inscrit.</text:span></text:p>
      <text:p text:style-name="P3"/>
      <text:p text:style-name="P7">Scénario II : Utilisateur</text:p>
      <text:p text:style-name="P2"><text:tab/><text:span text:style-name="T2">Monsieur X est un utilisateur inscrit. Il lance son navigateur web et se rend sur le site de </text:span><text:span text:style-name="T4">Simfast </text:span><text:span text:style-name="T2">. Il arrive sur la page d’accueil ou il devra cliquer sur le bouton « Se connecter » disponible en haut à droite de la page qui l’enverra vers la page de connexion. Monsieur X remplit les champs «Nom d’utilisateur / Adresse email » et « Mot de passe » avec ses login et appuie sur le bouton « Valider ». S’il y a une faute sur le login ou mot de passe de Monsieur X, le système l’avertit et conserve les données inscrites dans les champs. Si les login de Monsieur X correspondent à ses login dans la base de données, il est connecté sur Simfast et est redirigé sur la page d’accueil des Utilisateurs inscrits.</text:span></text:p>
      <text:p text:style-name="P5"><text:s/>Sur cette page Monsieur X peut accéder aux différents modules de l’application ainsi qu’aux pages « Profil » et « Se déconnecter ». <text:s/>Monsieur X souhaite voir les informations de son profil, il clique sur « Profil » en haut à droite et est redirigé vers la page Profil ou son utilisateur ainsi que son adresse email sont affichés. Si Monsieur X souhaite changer son mot <text:soft-page-break/>de passe, il clique sur le crayon à coté du champ « Mot de passe » qui l’enverra sur la page « Changer de mot de passe ». <text:s/>Sur cette page il devra remplir les champs « Nouveau mot de passe » et « Confirmation mot de passe », si les deux champs sont différents le système l’avertira. Si non, le mot de passe est modifié.</text:p>
      <text:p text:style-name="P5">Monsieur X utilise le module de Conversion. Il clique sur le bouton « Convertisseur décimal, hexadécimal, binaire » et est redirigé sur la page du module. Sur cette page il peut choisir l’unité à modifier et en quelle unité cette dernière devra être modifiée. </text:p>
      <text:p text:style-name="P5">Monsieur X utilise le module de Calcul de loi normale. Il clique sur le bouton « Calculateur de loi normale » et est redirigé sur la page du module. <text:s/>Sur cette page il devra remplir quatre champs qui correspondent à quatre valeurs numériques. </text:p>
      <text:p text:style-name="P1"><text:span text:style-name="T9">Une fois son objectif accompli, Monsieur X se déconnecte via le bouton « Se déconnecter » présent en haut a droite de la page.</text:span></text:p>
      <text:p text:style-name="P2"/>
      <text:p text:style-name="P7">Scénario III : Gestionnaire </text:p>
      <text:p text:style-name="P1"><text:span text:style-name="T3"><text:tab/></text:span><text:span text:style-name="T9">Monsieur X est un utilisateur inscrit qui possède des droits et permissions uniques aux « Gestionnaire ». Il lance son navigateur web et se rend sur le site de </text:span><text:span text:style-name="T10">Simfast </text:span><text:span text:style-name="T9">. Il arrive sur la page d’accueil ou il devra cliquer sur le bouton « Se connecter » disponible en haut à droite de la page qui l’enverra vers la page de connexion. Monsieur X remplit les champs «Nom d’utilisateur / Adresse email » et « Mot de passe » avec ses login et appuie sur le bouton « Valider ». Il arrive ensuite sur la page d'accueil des Gestionnaires qui possède un texte de présentation. </text:span></text:p>
      <text:p text:style-name="P1"><text:span text:style-name="T9">Monsieur X souhaite gérer les utilisateurs inscrits et consulter leurs statistiques sur l'application </text:span><text:span text:style-name="T11">Simfast</text:span><text:span text:style-name="T9">. Il clique donc sur le bouton « Utilisateurs » en haut à droite qui le redirige vers la page en question. Sur cette page, Monsieur X visualise les logins, email ainsi que le dernier module utilisé par chaque utilisateurs inscrits. Il souhaite supprimer un utilisateur, Monsieur X clique sur la case dans la colonne « Supprimer » dans la ligne qui correspond à l'utilisateur ciblé puis il valide la suppression via le bouton « Supprimer » en bas à droite. </text:span></text:p>
      <text:p text:style-name="P1"><text:span text:style-name="T9">Enfin, Monsieur X souhaite visualiser les statistiques globales de l'application, il clique sur le bouton « Statistiques » en haut à droite et arrive sur la page en question. Sur cette page il peut voir deux graphes représentant les statistiques des visites sur le site ainsi que les statistiques des modules utilisés. Une fois son objectif accompli, Monsieur X se déconnecte via le bouton « Se déconnecter » présent en haut a droite de la pa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meta:initial-creator>
    <meta:editing-cycles>51</meta:editing-cycles>
    <meta:creation-date>2022-11-09T09:22:00</meta:creation-date>
    <dc:date>2022-11-13T15:15:50.23</dc:date>
    <meta:editing-duration>PT1H12M30S</meta:editing-duration>
    <meta:generator>OpenOffice/4.1.7$Win32 OpenOffice.org_project/417m1$Build-9800</meta:generator>
    <meta:document-statistic meta:table-count="0" meta:image-count="0" meta:object-count="0" meta:page-count="2" meta:paragraph-count="17" meta:word-count="864" meta:character-count="48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